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a97" officeooo:paragraph-rsid="0010da97"/>
    </style:style>
    <style:style style:name="P2" style:family="paragraph" style:parent-style-name="Standard">
      <style:text-properties officeooo:rsid="0010da97" officeooo:paragraph-rsid="0011c144"/>
    </style:style>
    <style:style style:name="P3" style:family="paragraph" style:parent-style-name="Standard">
      <style:text-properties officeooo:rsid="0010da97" officeooo:paragraph-rsid="0030733c"/>
    </style:style>
    <style:style style:name="P4" style:family="paragraph" style:parent-style-name="Standard">
      <style:text-properties officeooo:rsid="0011c144" officeooo:paragraph-rsid="0011c144"/>
    </style:style>
    <style:style style:name="P5" style:family="paragraph" style:parent-style-name="Standard">
      <style:text-properties officeooo:rsid="0011c144" officeooo:paragraph-rsid="0027dee2"/>
    </style:style>
    <style:style style:name="P6" style:family="paragraph" style:parent-style-name="Standard">
      <style:text-properties officeooo:rsid="00140a73" officeooo:paragraph-rsid="00140a73"/>
    </style:style>
    <style:style style:name="P7" style:family="paragraph" style:parent-style-name="Standard">
      <style:text-properties officeooo:rsid="00140a73" officeooo:paragraph-rsid="0011c144"/>
    </style:style>
    <style:style style:name="P8" style:family="paragraph" style:parent-style-name="Standard">
      <style:text-properties officeooo:rsid="00140a73" officeooo:paragraph-rsid="00319c5c"/>
    </style:style>
    <style:style style:name="P9" style:family="paragraph" style:parent-style-name="Standard">
      <style:text-properties officeooo:rsid="0015794d" officeooo:paragraph-rsid="0015794d"/>
    </style:style>
    <style:style style:name="P10" style:family="paragraph" style:parent-style-name="Standard">
      <style:text-properties officeooo:rsid="00162eea" officeooo:paragraph-rsid="00162eea"/>
    </style:style>
    <style:style style:name="P11" style:family="paragraph" style:parent-style-name="Standard">
      <style:text-properties officeooo:rsid="001786fc" officeooo:paragraph-rsid="001786fc"/>
    </style:style>
    <style:style style:name="P12" style:family="paragraph" style:parent-style-name="Standard">
      <style:text-properties officeooo:rsid="001b1968" officeooo:paragraph-rsid="001b1968"/>
    </style:style>
    <style:style style:name="P13" style:family="paragraph" style:parent-style-name="Standard">
      <style:text-properties officeooo:rsid="001db38c" officeooo:paragraph-rsid="001db38c"/>
    </style:style>
    <style:style style:name="P14" style:family="paragraph" style:parent-style-name="Standard">
      <style:text-properties officeooo:rsid="001f926f" officeooo:paragraph-rsid="001f926f"/>
    </style:style>
    <style:style style:name="P15" style:family="paragraph" style:parent-style-name="Standard">
      <style:text-properties officeooo:rsid="001f926f" officeooo:paragraph-rsid="0020f307"/>
    </style:style>
    <style:style style:name="P16" style:family="paragraph" style:parent-style-name="Standard">
      <style:text-properties officeooo:rsid="001f926f" officeooo:paragraph-rsid="0037da4e"/>
    </style:style>
    <style:style style:name="P17" style:family="paragraph" style:parent-style-name="Standard">
      <style:text-properties officeooo:rsid="0020f307" officeooo:paragraph-rsid="0020f307"/>
    </style:style>
    <style:style style:name="P18" style:family="paragraph" style:parent-style-name="Standard">
      <style:text-properties officeooo:rsid="002cf8d5" officeooo:paragraph-rsid="002cf8d5"/>
    </style:style>
    <style:style style:name="P19" style:family="paragraph" style:parent-style-name="Standard">
      <style:text-properties officeooo:rsid="00303cc0" officeooo:paragraph-rsid="00303cc0"/>
    </style:style>
    <style:style style:name="P20" style:family="paragraph" style:parent-style-name="Standard">
      <style:text-properties officeooo:rsid="0030733c" officeooo:paragraph-rsid="0030733c"/>
    </style:style>
    <style:style style:name="P21" style:family="paragraph" style:parent-style-name="Standard">
      <style:text-properties officeooo:rsid="0030733c" officeooo:paragraph-rsid="00319c5c"/>
    </style:style>
    <style:style style:name="P22" style:family="paragraph" style:parent-style-name="Standard">
      <style:text-properties officeooo:paragraph-rsid="0030733c"/>
    </style:style>
    <style:style style:name="P23" style:family="paragraph" style:parent-style-name="Standard">
      <style:text-properties officeooo:rsid="00319c5c" officeooo:paragraph-rsid="00319c5c"/>
    </style:style>
    <style:style style:name="P24" style:family="paragraph" style:parent-style-name="Standard">
      <style:text-properties officeooo:rsid="00319c5c" officeooo:paragraph-rsid="0031ab6d"/>
    </style:style>
    <style:style style:name="P25" style:family="paragraph" style:parent-style-name="Standard">
      <style:text-properties officeooo:paragraph-rsid="00319c5c"/>
    </style:style>
    <style:style style:name="P26" style:family="paragraph" style:parent-style-name="Standard">
      <style:text-properties officeooo:rsid="0031ab6d" officeooo:paragraph-rsid="0031ab6d"/>
    </style:style>
    <style:style style:name="P27" style:family="paragraph" style:parent-style-name="Standard">
      <style:text-properties officeooo:rsid="0032e4a3" officeooo:paragraph-rsid="0032e4a3"/>
    </style:style>
    <style:style style:name="P28" style:family="paragraph" style:parent-style-name="Standard">
      <style:text-properties officeooo:rsid="0034eaa0" officeooo:paragraph-rsid="0034eaa0"/>
    </style:style>
    <style:style style:name="P29" style:family="paragraph" style:parent-style-name="Standard">
      <style:text-properties officeooo:rsid="0036805d" officeooo:paragraph-rsid="0036805d"/>
    </style:style>
    <style:style style:name="P30" style:family="paragraph" style:parent-style-name="Standard">
      <style:text-properties officeooo:rsid="0037da4e" officeooo:paragraph-rsid="0037da4e"/>
    </style:style>
    <style:style style:name="P31" style:family="paragraph" style:parent-style-name="Standard">
      <style:text-properties officeooo:rsid="0037da4e" officeooo:paragraph-rsid="0038d982"/>
    </style:style>
    <style:style style:name="P32" style:family="paragraph" style:parent-style-name="Standard">
      <style:text-properties officeooo:rsid="0037da4e" officeooo:paragraph-rsid="003a138b"/>
    </style:style>
    <style:style style:name="P33" style:family="paragraph" style:parent-style-name="Standard">
      <style:text-properties officeooo:paragraph-rsid="0037da4e"/>
    </style:style>
    <style:style style:name="P34" style:family="paragraph" style:parent-style-name="Standard">
      <style:text-properties officeooo:rsid="0038d982" officeooo:paragraph-rsid="0038d982"/>
    </style:style>
    <style:style style:name="P35" style:family="paragraph" style:parent-style-name="Standard">
      <style:text-properties officeooo:rsid="003988ed" officeooo:paragraph-rsid="003988ed"/>
    </style:style>
    <style:style style:name="P36" style:family="paragraph" style:parent-style-name="Standard">
      <style:text-properties officeooo:rsid="003a138b" officeooo:paragraph-rsid="003a138b"/>
    </style:style>
    <style:style style:name="P37" style:family="paragraph" style:parent-style-name="Standard">
      <style:text-properties officeooo:rsid="0030733c" officeooo:paragraph-rsid="0030733c"/>
    </style:style>
    <style:style style:name="T1" style:family="text">
      <style:text-properties style:text-position="super 58%"/>
    </style:style>
    <style:style style:name="T2" style:family="text">
      <style:text-properties officeooo:rsid="0011c144"/>
    </style:style>
    <style:style style:name="T3" style:family="text">
      <style:text-properties officeooo:rsid="0012168e"/>
    </style:style>
    <style:style style:name="T4" style:family="text">
      <style:text-properties officeooo:rsid="001db38c"/>
    </style:style>
    <style:style style:name="T5" style:family="text">
      <style:text-properties officeooo:rsid="001f926f"/>
    </style:style>
    <style:style style:name="T6" style:family="text">
      <style:text-properties officeooo:rsid="0020f307"/>
    </style:style>
    <style:style style:name="T7" style:family="text">
      <style:text-properties officeooo:rsid="0025166d"/>
    </style:style>
    <style:style style:name="T8" style:family="text">
      <style:text-properties officeooo:rsid="002a9165"/>
    </style:style>
    <style:style style:name="T9" style:family="text">
      <style:text-properties officeooo:rsid="0030733c"/>
    </style:style>
    <style:style style:name="T10" style:family="text">
      <style:text-properties officeooo:rsid="00319c5c"/>
    </style:style>
    <style:style style:name="T11" style:family="text">
      <style:text-properties officeooo:rsid="0031ab6d"/>
    </style:style>
    <style:style style:name="T12" style:family="text">
      <style:text-properties officeooo:rsid="0032e4a3"/>
    </style:style>
    <style:style style:name="T13" style:family="text">
      <style:text-properties officeooo:rsid="003343d7"/>
    </style:style>
    <style:style style:name="T14" style:family="text">
      <style:text-properties officeooo:rsid="0036805d"/>
    </style:style>
    <style:style style:name="T15" style:family="text">
      <style:text-properties officeooo:rsid="0037da4e"/>
    </style:style>
    <style:style style:name="T16" style:family="text">
      <style:text-properties officeooo:rsid="0038d982"/>
    </style:style>
    <style:style style:name="T17" style:family="text">
      <style:text-properties officeooo:rsid="003a138b"/>
    </style:style>
    <style:style style:name="T18" style:family="text">
      <style:text-properties officeooo:rsid="003c4f04"/>
    </style:style>
    <style:style style:name="T19" style:family="text">
      <style:text-properties officeooo:rsid="003f11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=lambda x: 0 if x else 1</text:p>
      <text:p text:style-name="P1"><text:s text:c="3"/><text:span text:style-name="T7">print </text:span>f(10)</text:p>
      <text:p text:style-name="P1"/>
      <text:p text:style-name="P19">Ans: 0</text:p>
      <text:p text:style-name="P18"/>
      <text:p text:style-name="P1">2. <text:span text:style-name="T7">print </text:span><text:s/>map(int,[‘a’,’b’],[12,13])</text:p>
      <text:p text:style-name="P1"/>
      <text:p text:style-name="P19">Ans: [10,11]</text:p>
      <text:p text:style-name="P1"/>
      <text:p text:style-name="P1">3. x=0</text:p>
      <text:p text:style-name="P1"><text:s text:c="3"/>y= “positive” if x else “negative”</text:p>
      <text:p text:style-name="P1"><text:s text:c="3"/><text:span text:style-name="T7">print y</text:span></text:p>
      <text:p text:style-name="P1"/>
      <text:p text:style-name="P19">Ans: negative</text:p>
      <text:p text:style-name="P1"/>
      <text:p text:style-name="P1">4. l=[1,2,3,4]</text:p>
      <text:p text:style-name="P3"><text:s text:c="4"/><text:span text:style-name="T7">print </text:span><text:s/>l*3</text:p>
      <text:p text:style-name="P3"/>
      <text:p text:style-name="P3"><text:span text:style-name="T9">And: [1,2,3,4,1,2,3,4,1,2,3,4]</text:span><text:line-break/></text:p>
      <text:p text:style-name="P1">5. l=[[]]</text:p>
      <text:p text:style-name="P1"><text:s text:c="4"/><text:span text:style-name="T2">l1 = </text:span>l*3</text:p>
      <text:p text:style-name="P1"><text:s text:c="3"/><text:span text:style-name="T2">print l1</text:span></text:p>
      <text:p text:style-name="P1"/>
      <text:p text:style-name="P20">Ans: [[],[],[]]</text:p>
      <text:p text:style-name="P1"/>
      <text:p text:style-name="P1">6. l<text:span text:style-name="T2">1</text:span>[0]=10 take l from 5<text:span text:style-name="T1">th</text:span> question</text:p>
      <text:p text:style-name="P1"><text:s text:c="4"/><text:span text:style-name="T2">print l1</text:span></text:p>
      <text:p text:style-name="P1"/>
      <text:p text:style-name="P20">Ans: [10,[],[]]</text:p>
      <text:p text:style-name="P1"/>
      <text:p text:style-name="P2"><text:span text:style-name="T2">7</text:span>. l<text:span text:style-name="T2">1.insert(</text:span>0,<text:span text:style-name="T2">1</text:span>0<text:span text:style-name="T2">)</text:span> take l<text:span text:style-name="T8">1</text:span> from <text:span text:style-name="T2">6</text:span><text:span text:style-name="T1">th</text:span> question</text:p>
      <text:p text:style-name="P2"><text:s text:c="4"/><text:span text:style-name="T2">print l1</text:span></text:p>
      <text:p text:style-name="P2"/>
      <text:p text:style-name="P20">Ans: [10,10,[],[]]</text:p>
      <text:p text:style-name="P2"/>
      <text:p text:style-name="P1"><text:span text:style-name="T2">8</text:span>. l1=[1,2,3,4]</text:p>
      <text:p text:style-name="P1"><text:s text:c="4"/>l2=l1</text:p>
      <text:p text:style-name="P1"><text:s text:c="4"/>l1.insert(20,30)</text:p>
      <text:p text:style-name="P1"><text:s text:c="4"/>print l2</text:p>
      <text:p text:style-name="P1"/>
      <text:p text:style-name="P20">Ans: [1,2,3,4,30]</text:p>
      <text:p text:style-name="P3"/>
      <text:p text:style-name="P4">9. l3 = (1,2,3,4)</text:p>
      <text:p text:style-name="P4"><text:s text:c="4"/>l3[0]=10</text:p>
      <text:p text:style-name="P4"/>
      <text:p text:style-name="P20">Ans: TypeError: 'tuple' object does not support item assignment</text:p>
      <text:p text:style-name="P20"/>
      <text:p text:style-name="P4"/>
      <text:p text:style-name="P4"><text:soft-page-break/>10. s=”python”</text:p>
      <text:p text:style-name="P4"><text:s text:c="6"/>WAP to remove “o” from s <text:s/></text:p>
      <text:p text:style-name="P4"/>
      <text:p text:style-name="P20">Ans: l=list(s)</text:p>
      <text:p text:style-name="P20"><text:s text:c="8"/>l.remove('o')</text:p>
      <text:p text:style-name="P20"><text:s text:c="8"/>s1="".join(l)</text:p>
      <text:p text:style-name="P20"><text:s text:c="8"/>print s1</text:p>
      <text:p text:style-name="P20"/>
      <text:p text:style-name="P4">11. l=[1,2,[3,4,5,6],[[100,2003,400],500],600]</text:p>
      <text:p text:style-name="P4"><text:s text:c="3"/>a. <text:s text:c="4"/>print len(l)</text:p>
      <text:p text:style-name="P4"><text:s text:c="3"/>b. <text:s text:c="3"/>Get 500 from the above list</text:p>
      <text:p text:style-name="P4">c. <text:s text:c="3"/><text:span text:style-name="T3">Does it executes l[0:2]=20</text:span></text:p>
      <text:p text:style-name="P7">d. remove more than one element from list <text:s text:c="2"/></text:p>
      <text:p text:style-name="P7"/>
      <text:p text:style-name="P20">Ans: a. 5</text:p>
      <text:p text:style-name="P20"><text:s text:c="9"/>b. l[3][1]</text:p>
      <text:p text:style-name="P22"><text:span text:style-name="T9"><text:s text:c="9"/>c. </text:span>TypeError: can only assign an iterable</text:p>
      <text:p text:style-name="P21"><text:s text:c="9"/>d. <text:span text:style-name="T10">for i in l:</text:span></text:p>
      <text:p text:style-name="P23"><text:s text:c="3"/><text:tab/><text:tab/> l.remove(i)</text:p>
      <text:p text:style-name="P4"/>
      <text:p text:style-name="P6">12. L = [1,2,3,4]</text:p>
      <text:p text:style-name="P6"><text:s text:c="6"/>take a copy of list which is not mutually change.</text:p>
      <text:p text:style-name="P6"/>
      <text:p text:style-name="P23">Ans: L1 = L[:]</text:p>
      <text:p text:style-name="P6"/>
      <text:p text:style-name="P6">13. print int(12.34) ?</text:p>
      <text:p text:style-name="P6"/>
      <text:p text:style-name="P23">Ans: 12</text:p>
      <text:p text:style-name="P6"/>
      <text:p text:style-name="P6">14. print int(“12.34”)?</text:p>
      <text:p text:style-name="P6"/>
      <text:p text:style-name="P25"><text:span text:style-name="T10">Ans: </text:span>ValueError: invalid literal for int() with base 10: '12.34'</text:p>
      <text:p text:style-name="P8"/>
      <text:p text:style-name="P6">15. write a function to do (a+b)**3 using a formula</text:p>
      <text:p text:style-name="P6"/>
      <text:p text:style-name="P24">Ans: <text:span text:style-name="T11">def fn(a,b):</text:span></text:p>
      <text:p text:style-name="P26"><text:s text:c="4"/><text:tab/> <text:s text:c="2"/>print a**3+3*b*a**2+3*a*b**2+b**3</text:p>
      <text:p text:style-name="P26"><text:s text:c="8"/>fn(1,2)</text:p>
      <text:p text:style-name="P6"/>
      <text:p text:style-name="P6">16. a=1j</text:p>
      <text:p text:style-name="P6"><text:s text:c="6"/>print a, type(a)?</text:p>
      <text:p text:style-name="P6"><text:s/></text:p>
      <text:p text:style-name="P26">Ans: 1j, complex</text:p>
      <text:p text:style-name="P26"/>
      <text:p text:style-name="P6">17. a=[i+10 for I in rage(10,20,2)]</text:p>
      <text:p text:style-name="P6"><text:tab/></text:p>
      <text:p text:style-name="P26">Ans: [20,22,24,26,28]</text:p>
      <text:p text:style-name="P26"/>
      <text:p text:style-name="P26"/>
      <text:p text:style-name="P6"><text:soft-page-break/>18. a=[i+20 for I in range(10,2,2)]</text:p>
      <text:p text:style-name="P6"/>
      <text:p text:style-name="P26">Ans: []</text:p>
      <text:p text:style-name="P6"/>
      <text:p text:style-name="P6">19. what are the different ways to form a generator?</text:p>
      <text:p text:style-name="P6"/>
      <text:p text:style-name="P26">Ans: <text:span text:style-name="T18">yield and tuple comprehension</text:span></text:p>
      <text:p text:style-name="P6"/>
      <text:p text:style-name="P9">20. why dict.iteritems() are fast than dict.items()?</text:p>
      <text:p text:style-name="P9"/>
      <text:p text:style-name="P26">Ans: <text:span text:style-name="T19">iteritems return a generator object </text:span></text:p>
      <text:p text:style-name="P9"/>
      <text:p text:style-name="P9">21. print bool(“0”)</text:p>
      <text:p text:style-name="P9"/>
      <text:p text:style-name="P26">Ans: True</text:p>
      <text:p text:style-name="P9"/>
      <text:p text:style-name="P9">22. b= 10 if -10 else 0</text:p>
      <text:p text:style-name="P9"><text:s text:c="6"/>print b</text:p>
      <text:p text:style-name="P9"/>
      <text:p text:style-name="P26">Ans: 10</text:p>
      <text:p text:style-name="P9"/>
      <text:p text:style-name="P9">23. print bool(-10)</text:p>
      <text:p text:style-name="P9"/>
      <text:p text:style-name="P26">Ans: True</text:p>
      <text:p text:style-name="P9"/>
      <text:p text:style-name="P9">24. for j in range(10):</text:p>
      <text:p text:style-name="P9"><text:s text:c="11"/>print j</text:p>
      <text:p text:style-name="P9"><text:s text:c="11"/>break</text:p>
      <text:p text:style-name="P9"><text:s text:c="5"/>print j</text:p>
      <text:p text:style-name="P9"><text:s text:c="4"/>what is the output for above code?</text:p>
      <text:p text:style-name="P9"/>
      <text:p text:style-name="P26">Ans: 0, 0</text:p>
      <text:p text:style-name="P9"/>
      <text:p text:style-name="P9">25. for j in range(10):</text:p>
      <text:p text:style-name="P9"><text:s text:c="11"/>if j&lt;5:</text:p>
      <text:p text:style-name="P9"><text:s text:c="15"/>continue</text:p>
      <text:p text:style-name="P9"><text:s text:c="11"/>else:</text:p>
      <text:p text:style-name="P9"><text:s text:c="18"/>break</text:p>
      <text:p text:style-name="P9"><text:s text:c="5"/>print j</text:p>
      <text:p text:style-name="P9"/>
      <text:p text:style-name="P9"><text:s text:c="4"/>what is the output for above code?</text:p>
      <text:p text:style-name="P9"/>
      <text:p text:style-name="P26">Ans: <text:span text:style-name="T12">5</text:span></text:p>
      <text:p text:style-name="P9"/>
      <text:p text:style-name="P10">26. i=0</text:p>
      <text:p text:style-name="P10"><text:s text:c="6"/>while i&lt;10:</text:p>
      <text:p text:style-name="P10"><text:s text:c="11"/>print I</text:p>
      <text:p text:style-name="P10"/>
      <text:p text:style-name="P10">How many times above loop iterates?</text:p>
      <text:p text:style-name="P27"><text:soft-page-break/>Ans: Infinite</text:p>
      <text:p text:style-name="P10"/>
      <text:p text:style-name="P10">27. print “12” &gt; “2”</text:p>
      <text:p text:style-name="P10"/>
      <text:p text:style-name="P27">Ans: <text:span text:style-name="T13">False</text:span></text:p>
      <text:p text:style-name="P10"/>
      <text:p text:style-name="P10">28. l1=[1,2,3,4]</text:p>
      <text:p text:style-name="P10"><text:s text:c="6"/>l2=[1,2,3,4]</text:p>
      <text:p text:style-name="P10"><text:s text:c="6"/>l3=l1</text:p>
      <text:p text:style-name="P10"><text:s text:c="5"/>print l1 is l3</text:p>
      <text:p text:style-name="P10"><text:s text:c="5"/>print l1 == l3</text:p>
      <text:p text:style-name="P10"><text:s text:c="5"/>print l1 is l2</text:p>
      <text:p text:style-name="P10"><text:s text:c="5"/>print l1 == l2</text:p>
      <text:p text:style-name="P10"/>
      <text:p text:style-name="P28">Ans: True, True, False, True</text:p>
      <text:p text:style-name="P28"/>
      <text:p text:style-name="P10">29. <text:s/>write an example for tuple, list, dictionary comprehensions.</text:p>
      <text:p text:style-name="P10"/>
      <text:p text:style-name="P28">Ans: List: [I for I in range(0,10)]</text:p>
      <text:p text:style-name="P28"><text:s text:c="9"/>Dictionary: <text:span text:style-name="T14">[[x:x+1] for x in range(0,10)]</text:span></text:p>
      <text:p text:style-name="P28"><text:s text:c="9"/><text:span text:style-name="T14">Tuple: (I for I in range(0,10))</text:span></text:p>
      <text:p text:style-name="P10"/>
      <text:p text:style-name="P10">30. print “12” &gt; 30</text:p>
      <text:p text:style-name="P10"/>
      <text:p text:style-name="P29">Ans: True</text:p>
      <text:p text:style-name="P10"/>
      <text:p text:style-name="P10">31. l=[‘2’,’13’,’1000’]</text:p>
      <text:p text:style-name="P10"><text:s text:c="5"/>l.sort()</text:p>
      <text:p text:style-name="P10"><text:s text:c="4"/>print l</text:p>
      <text:p text:style-name="P10"/>
      <text:p text:style-name="P29">Ans: [‘1000’,’13’,’2’]</text:p>
      <text:p text:style-name="P10"/>
      <text:p text:style-name="P10">32. l1=[1,2,3,4]</text:p>
      <text:p text:style-name="P10"><text:s text:c="6"/>l2=l1.append(10)</text:p>
      <text:p text:style-name="P10"><text:s text:c="6"/>print l2</text:p>
      <text:p text:style-name="P10"/>
      <text:p text:style-name="P29">Ans: <text:span text:style-name="T15">None</text:span></text:p>
      <text:p text:style-name="P10"/>
      <text:p text:style-name="P10">33. l1.extend(10) take l1 from the 32<text:span text:style-name="T1">nd</text:span> question</text:p>
      <text:p text:style-name="P10"/>
      <text:p text:style-name="P33"><text:span text:style-name="T15">Ans: </text:span>TypeError: 'int' object is not iterable</text:p>
      <text:p text:style-name="P30"/>
      <text:p text:style-name="P10">34. if 10&lt;20:</text:p>
      <text:p text:style-name="P10"><text:s text:c="10"/>print “10&lt;20 is true”</text:p>
      <text:p text:style-name="P10"><text:s text:c="6"/>if 10&gt;20</text:p>
      <text:p text:style-name="P10"><text:s text:c="10"/>print “10&gt;20 is true”</text:p>
      <text:p text:style-name="P10"><text:s text:c="6"/>else:</text:p>
      <text:p text:style-name="P10"><text:s text:c="10"/>print “10&gt;20 is false”</text:p>
      <text:p text:style-name="P10">output?</text:p>
      <text:p text:style-name="P30"><text:soft-page-break/></text:p>
      <text:p text:style-name="P30">Ans: <text:s/>10&lt;20 is true</text:p>
      <text:p text:style-name="P30"><text:s text:c="10"/>10&gt;20 is false</text:p>
      <text:p text:style-name="P10"/>
      <text:p text:style-name="P10">35. if 10&lt;20:</text:p>
      <text:p text:style-name="P10"><text:s text:c="10"/>print “10&lt;20 is true”</text:p>
      <text:p text:style-name="P10"><text:s text:c="6"/>elif 10&gt;20</text:p>
      <text:p text:style-name="P10"><text:s text:c="10"/>print “10&gt;20 is true”</text:p>
      <text:p text:style-name="P10"><text:s text:c="6"/>else:</text:p>
      <text:p text:style-name="P10"><text:s text:c="10"/>print “10&gt;20 is false”</text:p>
      <text:p text:style-name="P10"/>
      <text:p text:style-name="P10">output?</text:p>
      <text:p text:style-name="P10"/>
      <text:p text:style-name="P30">Ans: 10&gt;20 is true</text:p>
      <text:p text:style-name="P10"/>
      <text:p text:style-name="P11">36. i=0</text:p>
      <text:p text:style-name="P11"><text:s text:c="6"/>while i&lt;10:</text:p>
      <text:p text:style-name="P11"><text:s text:c="10"/>I = i+1</text:p>
      <text:p text:style-name="P11"><text:s text:c="10"/>if i&gt;3:</text:p>
      <text:p text:style-name="P11"><text:s text:c="14"/>break</text:p>
      <text:p text:style-name="P11"><text:s text:c="5"/>print I</text:p>
      <text:p text:style-name="P11"/>
      <text:p text:style-name="P30">Ans: 4</text:p>
      <text:p text:style-name="P30"/>
      <text:p text:style-name="P11">37. what is the difference between return and yield?</text:p>
      <text:p text:style-name="P11"/>
      <text:p text:style-name="P30">Ans: </text:p>
      <text:p text:style-name="P11"/>
      <text:p text:style-name="P12">38. WAP Take a string from the user and remove “aeiou” <text:span text:style-name="T4">letters from that string.</text:span></text:p>
      <text:p text:style-name="P12"/>
      <text:p text:style-name="P32">Ans: <text:span text:style-name="T17">s=raw_input("Enter a string:")</text:span></text:p>
      <text:p text:style-name="P36"><text:s text:c="8"/>s.lower()</text:p>
      <text:p text:style-name="P36"><text:s text:c="8"/>l = list(s)</text:p>
      <text:p text:style-name="P36"><text:s text:c="8"/>for i in l:</text:p>
      <text:p text:style-name="P36"><text:s text:c="3"/><text:tab/> <text:s/>if i in ('a','e','i','o','u'):</text:p>
      <text:p text:style-name="P36"><text:s text:c="19"/>l.remove(i)</text:p>
      <text:p text:style-name="P36">s1="".join(l)</text:p>
      <text:p text:style-name="P36">print s1</text:p>
      <text:p text:style-name="P12"/>
      <text:p text:style-name="P13">39. print “pYThon ProgrAm”.title()</text:p>
      <text:p text:style-name="P13"/>
      <text:p text:style-name="P30">Ans: Python Program</text:p>
      <text:p text:style-name="P13"/>
      <text:p text:style-name="P13">40. print “pYThon ProgrAm”.capitalize()</text:p>
      <text:p text:style-name="P13"/>
      <text:p text:style-name="P30">Ans: Python program</text:p>
      <text:p text:style-name="P30"/>
      <text:p text:style-name="P14">41. d={1:10,1:100}</text:p>
      <text:p text:style-name="P14"><text:s text:c="6"/>print d.get(1)</text:p>
      <text:p text:style-name="P14"><text:soft-page-break/><text:s text:c="6"/>print d.get(10)</text:p>
      <text:p text:style-name="P14"/>
      <text:p text:style-name="P30">Ans: 100, none</text:p>
      <text:p text:style-name="P30"/>
      <text:p text:style-name="P14">42. Write about python memory organization with examples</text:p>
      <text:p text:style-name="P14"/>
      <text:p text:style-name="P35">Ans: </text:p>
      <text:p text:style-name="P14">43. What are mutable and immutable objects, give an examples</text:p>
      <text:p text:style-name="P14"/>
      <text:p text:style-name="P35">Ans: </text:p>
      <text:p text:style-name="P14"/>
      <text:p text:style-name="P14">44. Difference between lists and tuple</text:p>
      <text:p text:style-name="P14"/>
      <text:p text:style-name="P35">Ans: A list is a mutable object which consists of different datatype values. We can access the values in a list using the index. A tuple also consists of values of different datatypes, but tuple is immutable.</text:p>
      <text:p text:style-name="P35"/>
      <text:p text:style-name="P14">45. Difference between list and dictionary</text:p>
      <text:p text:style-name="P14"/>
      <text:p text:style-name="P35">Ans: A list is a mutable object which consists of different datatype values. We can access the values in a list using the index. A dictionary is also a mutable object which can consist of different datatype values. It is stored as a {key:value} pair. The values are accessed using the keys.</text:p>
      <text:p text:style-name="P14">46. What is lambda?</text:p>
      <text:p text:style-name="P14"/>
      <text:p text:style-name="P35">Ans: It is used to define an anonymous function, without a name. </text:p>
      <text:p text:style-name="P35"/>
      <text:p text:style-name="P14">47. d={‘name’:’n1’, ‘id’:2}</text:p>
      <text:p text:style-name="P14"><text:s text:c="5"/>print d.popitem()</text:p>
      <text:p text:style-name="P14"/>
      <text:p text:style-name="P30">Ans: {‘name’:’n1’}</text:p>
      <text:p text:style-name="P30"/>
      <text:p text:style-name="P15">48. d={‘name’:’n1’, ‘id’:2}</text:p>
      <text:p text:style-name="P15"><text:s/><text:span text:style-name="T6">print d.pop()</text:span></text:p>
      <text:p text:style-name="P15"/>
      <text:p text:style-name="P33"><text:span text:style-name="T15">Ans: </text:span>TypeError: pop expected at least 1 arguments, got 0</text:p>
      <text:p text:style-name="P16"/>
      <text:p text:style-name="P17">49. How to add sub dictionary to existing dictionary?</text:p>
      <text:p text:style-name="P17"/>
      <text:p text:style-name="P31">Ans: <text:span text:style-name="T16">d1={'name':'n1','id':2}</text:span></text:p>
      <text:p text:style-name="P34"><text:s text:c="8"/>d2={'cell':12234}</text:p>
      <text:p text:style-name="P34"><text:s text:c="8"/>d1.update(d2)</text:p>
      <text:p text:style-name="P34"><text:s text:c="8"/>print d1</text:p>
      <text:p text:style-name="P17"/>
      <text:p text:style-name="P17">50. <text:span text:style-name="T5">d={‘name’:’n1’, ‘id’:2}</text:span></text:p>
      <text:p text:style-name="P17"><text:s text:c="6"/>d1 = d</text:p>
      <text:p text:style-name="P17"><text:s text:c="7"/>d[‘id’] = 3</text:p>
      <text:p text:style-name="P17"><text:s text:c="5"/>print d1</text:p>
      <text:p text:style-name="P17"/>
      <text:p text:style-name="P34">Ans: {‘name’:’n1’,’id’:2}</text:p>
      <text:p text:style-name="P17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3:02.622000000</meta:creation-date>
    <dc:date>2017-01-19T21:48:08.365000000</dc:date>
    <meta:editing-duration>PT3H23M26S</meta:editing-duration>
    <meta:editing-cycles>19</meta:editing-cycles>
    <meta:generator>LibreOffice/5.2.2.2$Windows_x86 LibreOffice_project/8f96e87c890bf8fa77463cd4b640a2312823f3ad</meta:generator>
    <meta:document-statistic meta:table-count="0" meta:image-count="0" meta:object-count="0" meta:page-count="7" meta:paragraph-count="191" meta:word-count="740" meta:character-count="4846" meta:non-whitespace-character-count="3690"/>
  </office:meta>
</office:document-meta>
</file>